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281.76pt"/>
    </style:style>
    <style:style style:name="co4" style:family="table-column">
      <style:table-column-properties fo:break-before="auto" style:column-width="413.01pt"/>
    </style:style>
    <style:style style:name="co5" style:family="table-column">
      <style:table-column-properties fo:break-before="auto" style:column-width="202.25pt"/>
    </style:style>
    <style:style style:name="co6" style:family="table-column">
      <style:table-column-properties fo:break-before="auto" style:column-width="164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1.95pt" fo:break-before="auto" style:use-optimal-row-height="false"/>
    </style:style>
    <style:style style:name="ro7" style:family="table-row">
      <style:table-row-properties style:row-height="13.44pt" fo:break-before="auto" style:use-optimal-row-height="fals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43.46pt" fo:break-before="auto" style:use-optimal-row-height="false"/>
    </style:style>
    <style:style style:name="ro10" style:family="table-row">
      <style:table-row-properties style:row-height="42.69pt" fo:break-before="auto" style:use-optimal-row-height="false"/>
    </style:style>
    <style:style style:name="ro11" style:family="table-row">
      <style:table-row-properties style:row-height="36.11pt" fo:break-before="auto" style:use-optimal-row-height="true"/>
    </style:style>
    <style:style style:name="ro12" style:family="table-row">
      <style:table-row-properties style:row-height="24.49pt" fo:break-before="auto" style:use-optimal-row-height="true"/>
    </style:style>
    <style:style style:name="ro13" style:family="table-row">
      <style:table-row-properties style:row-height="12.95pt" fo:break-before="auto" style:use-optimal-row-height="true"/>
    </style:style>
    <style:style style:name="ro14" style:family="table-row">
      <style:table-row-properties style:row-height="32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 style:text-align-source="fix" style:repeat-content="false" fo:wrap-option="wrap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7e0021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7e0021" fo:wrap-option="wrap" fo:border="0.06pt solid #000000"/>
    </style:style>
    <style:style style:name="ce9" style:family="table-cell" style:parent-style-name="Default">
      <style:table-cell-properties fo:background-color="#cc9966" fo:wrap-option="wrap" fo:border="0.06pt solid #000000"/>
    </style:style>
    <style:style style:name="ce10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dddddd" fo:wrap-option="wrap" fo:border="0.06pt solid #000000"/>
    </style:style>
    <style:style style:name="ce2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dddddd" fo:border="0.06pt solid #000000"/>
    </style:style>
    <style:style style:name="ce27" style:family="table-cell" style:parent-style-name="Default">
      <style:table-cell-properties fo:background-color="#ffffff" fo:border="0.06pt solid #000000"/>
    </style:style>
    <style:style style:name="ce28" style:family="table-cell" style:parent-style-name="Default">
      <style:table-cell-properties fo:background-color="#cc9966" fo:wrap-option="wrap" fo:border="0.06pt solid #000000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style:font-name="Liberation Sans" style:font-name-asian="Noto Sans CJK SC Regular" style:font-name-complex="FreeSans"/>
    </style:style>
    <style:style style:name="T4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 style:font-name="Liberation Sans" style:font-name-asian="Noto Sans CJK SC Regular" style:font-name-complex="FreeSans"/>
    </style:style>
    <style:style style:name="T6" style:family="text">
      <style:text-properties style:font-name-asian="Noto Sans CJK SC Regular" style:font-name-complex="FreeSans"/>
    </style:style>
    <style:style style:name="T7" style:family="text">
      <style:text-properties style:font-name-asian="Noto Sans CJK SC Regular" style:font-name-complex="FreeSans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1.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float" office:value="1.1" calcext:value-type="float" table:number-columns-spanned="2" table:number-rows-spanned="2">
            <text:p>1.1</text:p>
          </table:table-cell>
          <table:covered-table-cell table:style-name="ce7"/>
          <table:table-cell table:style-name="ce3" office:value-type="string" calcext:value-type="string" table:number-columns-spanned="4" table:number-rows-spanned="1">
            <text:p>Test rejestracji logów Svarog-a</text:p>
          </table:table-cell>
          <table:covered-table-cell table:number-columns-repeated="2" table:style-name="ce7"/>
          <table:covered-table-cell table:style-name="ce13"/>
          <table:table-cell table:style-name="ce15"/>
        </table:table-row>
        <table:table-row table:style-name="ro2">
          <table:covered-table-cell table:style-name="ce2"/>
          <table:covered-table-cell table:style-name="ce7"/>
          <table:table-cell table:style-name="ce10" office:value-type="string" calcext:value-type="string" table:number-columns-spanned="4" table:number-rows-spanned="1">
            <text:p><text:span text:style-name="T3">Założenia początkowe:</text:span></text:p>
            <text:p><text:span text:style-name="T3">Na komputerze zainstalowany jest system Ubuntu16.04, obci, Svarog. </text:span></text:p>
            <text:p><text:span text:style-name="T3">Sygnał testowy: </text:span><text:span text:style-name="T3"><text:a xlink:href="https://www.dropbox.com/s/xs2w5jimvg4ofuh/test_signal.tar.gz?dl=0" xlink:type="simple">https://www.dropbox.com/s/xs2w5jimvg4ofuh/test_signal.tar.gz?dl=0</text:a></text:span><text:span text:style-name="T3"> pobrany i rozpakowany w katalogu domowym.</text:span></text:p>
            <text:p><text:span text:style-name="T3">Pusty katalog ~/.obci/logs (jeżeli katalog nie jest pusty usuń wszystko komendą $ rm -rf ~/.obci przed rozpoczęciem testu)</text:span></text:p>
          </table:table-cell>
          <table:covered-table-cell table:style-name="ce11"/>
          <table:covered-table-cell table:style-name="ce7"/>
          <table:covered-table-cell table:style-name="ce1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8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8"/>
          <table:table-cell table:style-name="ce14" office:value-type="string" calcext:value-type="string">
            <text:p>Uwagi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 table:style-name="ce9"/>
          <table:table-cell table:style-name="ce12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2. Otwórz svaroga komendą:</text:p>
            <text:p><text:span text:style-name="T1">$ svarog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łówne Svarog-a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3. Z paska menu wybierz File → Open Signal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4. W oknie menadżera plików wybierz test_sigal.raw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Parametry sygnału widoczne w oknie dialogowym “Open signal”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5. Wybierz przycisk Next znajdujący się na dole okna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6. Wybierz przycisk Finish znajdujący się u dołu strony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Sygnał widoczny w głównym oknie Svarog-a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7. Zamknij Svarog-a krzyżykiem znajdującym się w prawym górnym rogu okna.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8. Wyświetl zawartość katalogu ~/.obci/logs:</text:p>
            <text:p><text:span text:style-name="T2">$ ls ~/.obci/logs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W katalogu znajduje się plik svarog.log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9. Otwórz plik svarog.log poleceniem:</text:p>
            <text:p><text:span text:style-name="T2">$ gedit ~/.obci/logs/svarog.log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Plik nie jest pusty. Czas wystąpienia logu zgadza się z czasem wykonania testu.</text:p>
          </table:table-cell>
          <table:covered-table-cell table:style-name="ce7"/>
          <table:table-cell table:style-name="ce13"/>
          <table:table-cell/>
        </table:table-row>
        <table:table-row table:style-name="ro1" table:number-rows-repeated="1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.2" table:style-name="ta1">
        <table:table-column table:style-name="co1" table:number-columns-repeated="2" table:default-cell-style-name="ce6"/>
        <table:table-column table:style-name="co6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float" office:value="1.2" calcext:value-type="float" table:number-columns-spanned="2" table:number-rows-spanned="2">
            <text:p>1.2</text:p>
          </table:table-cell>
          <table:covered-table-cell table:style-name="ce7"/>
          <table:table-cell table:style-name="ce3" office:value-type="string" calcext:value-type="string" table:number-columns-spanned="4" table:number-rows-spanned="1">
            <text:p>Test rejestracji logów obci_server</text:p>
          </table:table-cell>
          <table:covered-table-cell table:number-columns-repeated="2" table:style-name="ce7"/>
          <table:covered-table-cell table:style-name="ce13"/>
          <table:table-cell table:style-name="ce15"/>
        </table:table-row>
        <table:table-row table:style-name="ro4">
          <table:covered-table-cell table:style-name="ce2"/>
          <table:covered-table-cell table:style-name="ce7"/>
          <table:table-cell table:style-name="ce16" office:value-type="string" calcext:value-type="string" table:number-columns-spanned="4" table:number-rows-spanned="1">
            <text:p><text:span text:style-name="T6">Założenia początkowe:</text:span></text:p>
            <text:p><text:span text:style-name="T6">Na komputerze zainstalowany jest system Ubuntu16.04, obci, Svarog, sqliteman.</text:span></text:p>
            <text:p><text:span text:style-name="T6">Pusty katalog ~/.obci/logs (jeżeli katalog nie jest pusty usuń wszystko komendą $ rm -rf ~/.obci przed rozpoczęciem testu)</text:span></text:p>
          </table:table-cell>
          <table:covered-table-cell table:style-name="ce11"/>
          <table:covered-table-cell table:style-name="ce7"/>
          <table:covered-table-cell table:style-name="ce1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8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8"/>
          <table:table-cell table:style-name="ce14" office:value-type="string" calcext:value-type="string">
            <text:p>Uwagi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 table:style-name="ce9"/>
          <table:table-cell table:style-name="ce12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2. Otwórz obci komendą:</text:p>
            <text:p><text:span text:style-name="T4">$ obci gui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łówne obci</text:p>
          </table:table-cell>
          <table:covered-table-cell table:style-name="ce7"/>
          <table:table-cell table:style-name="ce13"/>
          <table:table-cell/>
        </table:table-row>
        <table:table-row table:style-name="ro4">
          <table:table-cell table:style-name="ce5" office:value-type="string" calcext:value-type="string" table:number-columns-spanned="3" table:number-rows-spanned="1">
            <text:p>3. Wróć do terminala, otwórz nową zakładkę (Ctrl+Shift+t), sprawdź zawartość katalogu ~/.obci/logs</text:p>
            <text:p><text:span text:style-name="T4">$ ls ~/.obci/logs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 table:style-name="ce7"/>
          <table:table-cell table:style-name="ce13"/>
          <table:table-cell/>
        </table:table-row>
        <table:table-row table:style-name="ro5">
          <table:table-cell table:style-name="ce5" office:value-type="string" calcext:value-type="string" table:number-columns-spanned="3" table:number-rows-spanned="1">
            <text:p>4. Sprawdź zawartość nowego folderu</text:p>
            <text:p><text:span text:style-name="T4">$ ls- l ~/.obci/logs/obci_server&lt;timestamp&gt; - &lt;losowe id&gt;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W folderze znajduje się plik obci_server.log.sqlite</text:p>
          </table:table-cell>
          <table:covered-table-cell table:style-name="ce7"/>
          <table:table-cell table:style-name="ce13"/>
          <table:table-cell/>
        </table:table-row>
        <table:table-row table:style-name="ro4">
          <table:table-cell table:style-name="ce5" office:value-type="string" calcext:value-type="string" table:number-columns-spanned="3" table:number-rows-spanned="1">
            <text:p>5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łówn programu sqliteman</text:p>
          </table:table-cell>
          <table:covered-table-cell table:style-name="ce7"/>
          <table:table-cell table:style-name="ce13"/>
          <table:table-cell/>
        </table:table-row>
        <table:table-row table:style-name="ro6">
          <table:table-cell table:style-name="ce5" office:value-type="string" calcext:value-type="string" table:number-columns-spanned="3" table:number-rows-spanned="1">
            <text:p>6. Wyświetl zawartość pliku (kliknij dwa razy w pozycję Views na liście Database, a następnie dwa razy w pozycję logs_view_formatted_timestamp.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 table:style-name="ce7"/>
          <table:table-cell table:style-name="ce13"/>
          <table:table-cell/>
        </table:table-row>
        <table:table-row table:style-name="ro7">
          <table:table-cell table:style-name="ce5" office:value-type="string" calcext:value-type="string" table:number-columns-spanned="3" table:number-rows-spanned="1">
            <text:p>7. Zamknij okno sqliteman, wróć do obci i zamknij okno obci.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termianla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8 Sprawdź zawartość katalogu ~/.obci/logs</text:p>
            <text:p><text:span text:style-name="T1">$ ls ~/.obci/logs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W katalogu znajduje się wyłącznie plik logs.sqlite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9. Otwórz plik ~/.obci/logs/logs.sqlite</text:p>
            <text:p><text:span text:style-name="T5">$ sqliteman ~/.obci/logs/logs.sqlite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lówne programu sqliteman.</text:p>
          </table:table-cell>
          <table:covered-table-cell table:style-name="ce7"/>
          <table:table-cell table:style-name="ce13"/>
          <table:table-cell/>
        </table:table-row>
        <table:table-row table:style-name="ro8">
          <table:table-cell table:style-name="ce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 table:style-name="ce9"/>
          <table:table-cell table:style-name="ce17" office:value-type="string" calcext:value-type="string" table:number-columns-spanned="2" table:number-rows-spanned="1">
            <text:p>Plik nie jest pusty. Po prawej stronie lista z logami.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1. Zamknij okno sqliteman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number-columns-repeated="3"/>
          <table:table-cell table:style-name="ce18" table:number-columns-spanned="2" table:number-rows-spanned="1"/>
          <table:covered-table-cell/>
          <table:table-cell table:number-columns-repeated="2"/>
        </table:table-row>
        <table:table-row table:style-name="ro3">
          <table:table-cell table:number-columns-repeated="3"/>
          <table:table-cell table:style-name="ce18" table:number-columns-spanned="2" table:number-rows-spanned="1"/>
          <table:covered-table-cell table:style-name="ce18" office:value-type="string" calcext:value-type="string">
            <text:p>* przykład: obci_server - 1481121977.8168392 – 01e01c30<text:line-break/>, gdzie timestamp to: 1481121977.8168392, losowe id to: 01e01c32</text:p>
          </table:covered-table-cell>
          <table:table-cell table:style-name="ce18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.3" table:style-name="ta1">
        <table:table-column table:style-name="co1" table:number-columns-repeated="2" table:default-cell-style-name="ce6"/>
        <table:table-column table:style-name="co6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float" office:value="1.3" calcext:value-type="float" table:number-columns-spanned="2" table:number-rows-spanned="2">
            <text:p>1.3</text:p>
          </table:table-cell>
          <table:covered-table-cell table:style-name="ce7"/>
          <table:table-cell table:style-name="ce3" office:value-type="string" calcext:value-type="string" table:number-columns-spanned="4" table:number-rows-spanned="1">
            <text:p>Test rejestracji logów obci</text:p>
          </table:table-cell>
          <table:covered-table-cell table:number-columns-repeated="2" table:style-name="ce7"/>
          <table:covered-table-cell table:style-name="ce13"/>
          <table:table-cell table:style-name="ce15"/>
        </table:table-row>
        <table:table-row table:style-name="ro4">
          <table:covered-table-cell table:style-name="ce2"/>
          <table:covered-table-cell table:style-name="ce7"/>
          <table:table-cell table:style-name="ce16" office:value-type="string" calcext:value-type="string" table:number-columns-spanned="4" table:number-rows-spanned="1">
            <text:p><text:span text:style-name="T6">Założenia początkowe:</text:span></text:p>
            <text:p><text:span text:style-name="T6">Na komputerze zainstalowany jest system Ubuntu16.04, obci, Svarog, sqliteman.</text:span></text:p>
            <text:p><text:span text:style-name="T6">Pusty katalog ~/.obci/logs (jeżeli katalog nie jest pusty usuń wszystko komendą $ rm -rf ~/.obci przed rozpoczęciem testu)</text:span></text:p>
          </table:table-cell>
          <table:covered-table-cell table:style-name="ce11"/>
          <table:covered-table-cell table:style-name="ce7"/>
          <table:covered-table-cell table:style-name="ce1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8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8"/>
          <table:table-cell table:style-name="ce14" office:value-type="string" calcext:value-type="string">
            <text:p>Uwagi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 table:style-name="ce9"/>
          <table:table-cell table:style-name="ce12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2. Otwórz obci komendą:</text:p>
            <text:p><text:span text:style-name="T4">$ obci gui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łówne obci</text:p>
          </table:table-cell>
          <table:covered-table-cell table:style-name="ce7"/>
          <table:table-cell table:style-name="ce13"/>
          <table:table-cell/>
        </table:table-row>
        <table:table-row table:style-name="ro5">
          <table:table-cell table:style-name="ce5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Uruchomiony scenariusz Dummy amplifier. Wszystkie pozycje po prawej stronie podświetlone na zielono.</text:p>
          </table:table-cell>
          <table:covered-table-cell table:style-name="ce7"/>
          <table:table-cell table:style-name="ce13"/>
          <table:table-cell/>
        </table:table-row>
        <table:table-row table:style-name="ro4">
          <table:table-cell table:style-name="ce5"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4">$ ls ~/.obci/logs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5. Sprawdź zawartość nowego folderu</text:p>
            <text:p><text:span text:style-name="T4">$ ls- l ~/.obci/logs/obci_server&lt;timestamp&gt; - &lt;losowe id&gt;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W folderze znajduje się plik obci_server.log.sqlite oraz plik Dummy amplifier - &lt;timestamp&gt;.log.sqlite**</text:p>
          </table:table-cell>
          <table:covered-table-cell table:style-name="ce7"/>
          <table:table-cell table:style-name="ce13"/>
          <table:table-cell/>
        </table:table-row>
        <table:table-row table:style-name="ro4">
          <table:table-cell table:style-name="ce5"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łówne programu sqliteman</text:p>
          </table:table-cell>
          <table:covered-table-cell table:style-name="ce7"/>
          <table:table-cell table:style-name="ce13"/>
          <table:table-cell/>
        </table:table-row>
        <table:table-row table:style-name="ro6">
          <table:table-cell table:style-name="ce5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Plik nie jest pusty. Po prawej stronie wyświetli się lista z logami. Zawartość kolumny TimeStamp zgadza się z czasem wykonywania testu.</text:p>
          </table:table-cell>
          <table:covered-table-cell table:style-name="ce7"/>
          <table:table-cell table:style-name="ce13"/>
          <table:table-cell/>
        </table:table-row>
        <table:table-row table:style-name="ro7">
          <table:table-cell table:style-name="ce5" office:value-type="string" calcext:value-type="string" table:number-columns-spanned="3" table:number-rows-spanned="1">
            <text:p>8. Zamknij okno sqliteman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9">
          <table:table-cell table:style-name="ce5" office:value-type="string" calcext:value-type="string" table:number-columns-spanned="3" table:number-rows-spanned="1">
            <text:p><text:span text:style-name="T3">9. Otwórz plik obci_server.log.sqlite</text:span></text:p>
            <text:p><text:span text:style-name="T5">$ sqliteman ~/.obci/logs/obci_server - &lt;timestamp&gt; - &lt;losowe id&gt;/Dummy amplifier - &lt;timestamp&gt;.log.sqlite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łówne programu sqliteman</text:p>
          </table:table-cell>
          <table:covered-table-cell table:style-name="ce7"/>
          <table:table-cell table:style-name="ce13"/>
          <table:table-cell/>
        </table:table-row>
        <table:table-row table:style-name="ro10">
          <table:table-cell table:style-name="ce19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 table:style-name="ce7"/>
          <table:table-cell table:style-name="ce13"/>
          <table:table-cell/>
        </table:table-row>
        <table:table-row table:style-name="ro10">
          <table:table-cell table:style-name="ce19" office:value-type="string" calcext:value-type="string" table:number-columns-spanned="3" table:number-rows-spanned="1">
            <text:p>11. Wróć do obci, naciśnij przycisk Stop I zamknij okno obci krzyżykiem w lewym górnym rogu okna.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W katalogu znajduje się wyłącznie plik logs.sqlite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13. Otwórz plik ~/.obci/logs/logs.sqlite</text:p>
            <text:p><text:span text:style-name="T5">$ sqliteman ~/.obci/logs/logs.sqlite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lówne programu sqliteman.</text:p>
          </table:table-cell>
          <table:covered-table-cell table:style-name="ce7"/>
          <table:table-cell table:style-name="ce13"/>
          <table:table-cell/>
        </table:table-row>
        <table:table-row table:style-name="ro8">
          <table:table-cell table:style-name="ce5"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 table:style-name="ce9"/>
          <table:table-cell table:style-name="ce17" office:value-type="string" calcext:value-type="string" table:number-columns-spanned="2" table:number-rows-spanned="1">
            <text:p>Plik nie jest pusty. Po prawej stronie lista z logami.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5. Zamknij okno sqliteman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number-columns-repeated="3"/>
          <table:table-cell table:style-name="ce18" table:number-columns-spanned="2" table:number-rows-spanned="1"/>
          <table:covered-table-cell/>
          <table:table-cell table:number-columns-repeated="2"/>
        </table:table-row>
        <table:table-row table:style-name="ro3">
          <table:table-cell table:number-columns-repeated="3"/>
          <table:table-cell table:style-name="ce18" table:number-columns-spanned="2" table:number-rows-spanned="1"/>
          <table:covered-table-cell table:style-name="ce18" office:value-type="string" calcext:value-type="string">
            <text:p>* przykład: obci_server - 1481121977.8168392 – 01e01c30<text:line-break/>, gdzie timestamp to: 1481121977.8168392, losowe id to: 01e01c32</text:p>
          </table:covered-table-cell>
          <table:table-cell table:style-name="ce20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3">
          <table:table-cell table:number-columns-repeated="5"/>
          <table:table-cell table:style-name="ce21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.4" table:style-name="ta1">
        <table:table-column table:style-name="co1" table:number-columns-repeated="2" table:default-cell-style-name="ce6"/>
        <table:table-column table:style-name="co6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float" office:value="1.4" calcext:value-type="float" table:number-columns-spanned="2" table:number-rows-spanned="2">
            <text:p>1.4</text:p>
          </table:table-cell>
          <table:covered-table-cell table:style-name="ce7"/>
          <table:table-cell table:style-name="ce3" office:value-type="string" calcext:value-type="string" table:number-columns-spanned="4" table:number-rows-spanned="1">
            <text:p>Test rejestracji logów po uruchomieniu scenariusza z poziomu Svarog-a</text:p>
          </table:table-cell>
          <table:covered-table-cell table:number-columns-repeated="2" table:style-name="ce7"/>
          <table:covered-table-cell table:style-name="ce13"/>
          <table:table-cell table:style-name="ce15"/>
        </table:table-row>
        <table:table-row table:style-name="ro4">
          <table:covered-table-cell table:style-name="ce2"/>
          <table:covered-table-cell table:style-name="ce7"/>
          <table:table-cell table:style-name="ce16" office:value-type="string" calcext:value-type="string" table:number-columns-spanned="4" table:number-rows-spanned="1">
            <text:p><text:span text:style-name="T6">Założenia początkowe:</text:span></text:p>
            <text:p><text:span text:style-name="T6">Na komputerze zainstalowany jest system Ubuntu16.04, obci, Svarog, sqliteman.</text:span></text:p>
            <text:p><text:span text:style-name="T6">Pusty katalog ~/.obci/logs (jeżeli katalog nie jest pusty usuń wszystko komendą $ rm -rf ~/.obci przed rozpoczęciem testu)</text:span></text:p>
          </table:table-cell>
          <table:covered-table-cell table:style-name="ce11"/>
          <table:covered-table-cell table:style-name="ce7"/>
          <table:covered-table-cell table:style-name="ce1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8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8"/>
          <table:table-cell table:style-name="ce14" office:value-type="string" calcext:value-type="string">
            <text:p>Uwagi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 table:style-name="ce9"/>
          <table:table-cell table:style-name="ce12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2. Otwórz obci komendą:</text:p>
            <text:p><text:span text:style-name="T4">$ obci gui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łówne obci</text:p>
          </table:table-cell>
          <table:covered-table-cell table:style-name="ce7"/>
          <table:table-cell table:style-name="ce13"/>
          <table:table-cell/>
        </table:table-row>
        <table:table-row table:style-name="ro5">
          <table:table-cell table:style-name="ce5" office:value-type="string" calcext:value-type="string" table:number-columns-spanned="3" table:number-rows-spanned="1">
            <text:p>3. Otwórz Svarog-a komendą:</text:p>
            <text:p><text:span text:style-name="T2">$ svarog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łówne Svarog-a.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4. Z paska menu wybierz File → Open Signal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5. Wybierz zakładkę “ONLINE” i naciśnij przycisk “Refresh” 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liście “Choose experiment” wyświetlone się dostępne eksperymenty.</text:p>
          </table:table-cell>
          <table:covered-table-cell table:style-name="ce7"/>
          <table:table-cell table:style-name="ce13"/>
          <table:table-cell/>
        </table:table-row>
        <table:table-row table:style-name="ro4">
          <table:table-cell table:style-name="ce5" office:value-type="string" calcext:value-type="string" table:number-columns-spanned="3" table:number-rows-spanned="1">
            <text:p>3. Z załadowanej listy wybierz Dummy amplifier, naciśnij przycisk “Select all” znajdujący się pod listą “Available channels” i następnie naciśnij przycisk Next u dołu okna.</text:p>
          </table:table-cell>
          <table:covered-table-cell table:number-columns-repeated="2" table:style-name="ce9"/>
          <table:table-cell table:style-name="ce17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4. Naciśnij przycisk “Finish”</text:p>
          </table:table-cell>
          <table:covered-table-cell table:number-columns-repeated="2" table:style-name="ce9"/>
          <table:table-cell table:style-name="ce17" office:value-type="string" calcext:value-type="string" table:number-columns-spanned="2" table:number-rows-spanned="1">
            <text:p>Na ekranie okno główne Svarog-a z aktywnym sygnałem.</text:p>
          </table:table-cell>
          <table:covered-table-cell table:style-name="ce7"/>
          <table:table-cell table:style-name="ce13"/>
          <table:table-cell/>
        </table:table-row>
        <table:table-row table:style-name="ro11">
          <table:table-cell table:style-name="ce22"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4">$ ls ~/.obci/logs</text:span>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 table:style-name="ce24"/>
          <table:table-cell table:style-name="ce26"/>
          <table:table-cell/>
        </table:table-row>
        <table:table-row table:style-name="ro12">
          <table:table-cell table:style-name="ce22" office:value-type="string" calcext:value-type="string" table:number-columns-spanned="3" table:number-rows-spanned="1">
            <text:p>5. Sprawdź zawartość nowego folderu</text:p>
            <text:p><text:span text:style-name="T4">$ ls- l ~/.obci/logs/obci_server&lt;timestamp&gt; - &lt;losowe id&gt;</text:span>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W folderze znajduje się plik obci_server.log.sqlite oraz plik Dummy amplifier - &lt;timestamp&gt;.log.sqlite**</text:p>
          </table:table-cell>
          <table:covered-table-cell table:style-name="ce24"/>
          <table:table-cell table:style-name="ce26"/>
          <table:table-cell/>
        </table:table-row>
        <table:table-row table:style-name="ro11">
          <table:table-cell table:style-name="ce22"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Na ekranie okno główne programu sqliteman</text:p>
          </table:table-cell>
          <table:covered-table-cell table:style-name="ce24"/>
          <table:table-cell table:style-name="ce26"/>
          <table:table-cell/>
        </table:table-row>
        <table:table-row table:style-name="ro6">
          <table:table-cell table:style-name="ce22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Plik nie jest pusty. Po prawej stronie wyświetli się lista z logami. Zawartość kolumny TimeStamp zgadza się z czasem wykonywania testu.</text:p>
          </table:table-cell>
          <table:covered-table-cell table:style-name="ce24"/>
          <table:table-cell table:style-name="ce26"/>
          <table:table-cell/>
        </table:table-row>
        <table:table-row table:style-name="ro7">
          <table:table-cell table:style-name="ce22" office:value-type="string" calcext:value-type="string" table:number-columns-spanned="3" table:number-rows-spanned="1">
            <text:p>8. Zamknij okno sqliteman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Na ekranie okno terminala</text:p>
          </table:table-cell>
          <table:covered-table-cell table:style-name="ce24"/>
          <table:table-cell table:style-name="ce26"/>
          <table:table-cell/>
        </table:table-row>
        <table:table-row table:style-name="ro9">
          <table:table-cell table:style-name="ce22" office:value-type="string" calcext:value-type="string" table:number-columns-spanned="3" table:number-rows-spanned="1">
            <text:p><text:span text:style-name="T3">9. Otwórz plik obci_server.log.sqlite</text:span></text:p>
            <text:p><text:span text:style-name="T5">$ sqliteman ~/.obci/logs/obci_server - &lt;timestamp&gt; - &lt;losowe id&gt;/Dummy amplifier - &lt;timestamp&gt;.log.sqlite</text:span>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Na ekranie okno główne programu sqliteman</text:p>
          </table:table-cell>
          <table:covered-table-cell table:style-name="ce24"/>
          <table:table-cell table:style-name="ce26"/>
          <table:table-cell/>
        </table:table-row>
        <table:table-row table:style-name="ro10">
          <table:table-cell table:style-name="ce23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 table:style-name="ce24"/>
          <table:table-cell table:style-name="ce26"/>
          <table:table-cell/>
        </table:table-row>
        <table:table-row table:style-name="ro10">
          <table:table-cell table:style-name="ce19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24"/>
          <table:table-cell table:style-name="ce25" office:value-type="string" calcext:value-type="string" table:number-columns-spanned="2" table:number-rows-spanned="1">
            <text:p>Na ekranie okno obci</text:p>
          </table:table-cell>
          <table:covered-table-cell table:style-name="ce24"/>
          <table:table-cell table:style-name="ce27"/>
          <table:table-cell/>
        </table:table-row>
        <table:table-row table:style-name="ro10">
          <table:table-cell table:style-name="ce19" office:value-type="string" calcext:value-type="string" table:number-columns-spanned="3" table:number-rows-spanned="1">
            <text:p>11. Naciśnij przycisk Stop I zamknij okno obci krzyżykiem w lewym górnym rogu okna.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12">
          <table:table-cell table:style-name="ce22"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W katalogu znajduje się wyłącznie plik logs.sqlite</text:p>
          </table:table-cell>
          <table:covered-table-cell table:style-name="ce24"/>
          <table:table-cell table:style-name="ce26"/>
          <table:table-cell/>
        </table:table-row>
        <table:table-row table:style-name="ro12">
          <table:table-cell table:style-name="ce22" office:value-type="string" calcext:value-type="string" table:number-columns-spanned="3" table:number-rows-spanned="1">
            <text:p>13. Otwórz plik ~/.obci/logs/logs.sqlite</text:p>
            <text:p><text:span text:style-name="T5">$ sqliteman ~/.obci/logs/logs.sqlite</text:span>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Na ekranie okno glówne programu sqliteman.</text:p>
          </table:table-cell>
          <table:covered-table-cell table:style-name="ce24"/>
          <table:table-cell table:style-name="ce26"/>
          <table:table-cell/>
        </table:table-row>
        <table:table-row table:style-name="ro11">
          <table:table-cell table:style-name="ce22"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 table:style-name="ce24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 table:style-name="ce24"/>
          <table:table-cell table:style-name="ce26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5. Zamknij okno sqliteman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number-columns-repeated="3"/>
          <table:table-cell table:style-name="ce18" table:number-columns-spanned="2" table:number-rows-spanned="1"/>
          <table:covered-table-cell/>
          <table:table-cell table:number-columns-repeated="2"/>
        </table:table-row>
        <table:table-row table:style-name="ro3">
          <table:table-cell table:number-columns-repeated="3"/>
          <table:table-cell table:style-name="ce18" table:number-columns-spanned="2" table:number-rows-spanned="1"/>
          <table:covered-table-cell table:style-name="ce18" office:value-type="string" calcext:value-type="string">
            <text:p>* przykład: obci_server - 1481121977.8168392 – 01e01c30<text:line-break/>, gdzie timestamp to: 1481121977.8168392, losowe id to: 01e01c32</text:p>
          </table:covered-table-cell>
          <table:table-cell table:style-name="ce20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3">
          <table:table-cell table:number-columns-repeated="5"/>
          <table:table-cell table:style-name="ce21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.5" table:style-name="ta1">
        <table:table-column table:style-name="co1" table:default-cell-style-name="ce6"/>
        <table:table-column table:style-name="co1" table:default-cell-style-name="ce9"/>
        <table:table-column table:style-name="co6" table:default-cell-style-name="ce9"/>
        <table:table-column table:style-name="co1" table:default-cell-style-name="ce6"/>
        <table:table-column table:style-name="co3" table:default-cell-style-name="ce7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float" office:value="1.4" calcext:value-type="float" table:number-columns-spanned="2" table:number-rows-spanned="2">
            <text:p>1.4</text:p>
          </table:table-cell>
          <table:covered-table-cell table:style-name="ce7"/>
          <table:table-cell table:style-name="ce3" office:value-type="string" calcext:value-type="string" table:number-columns-spanned="4" table:number-rows-spanned="1">
            <text:p>Test rejestracji logów po podłączeniu Svarog-a do uruchomionego scenariusza</text:p>
          </table:table-cell>
          <table:covered-table-cell table:style-name="ce7"/>
          <table:covered-table-cell table:number-columns-repeated="2"/>
          <table:table-cell table:style-name="ce15"/>
        </table:table-row>
        <table:table-row table:style-name="ro11">
          <table:covered-table-cell table:style-name="ce2"/>
          <table:covered-table-cell table:style-name="ce7"/>
          <table:table-cell table:style-name="ce16" office:value-type="string" calcext:value-type="string" table:number-columns-spanned="4" table:number-rows-spanned="1">
            <text:p><text:span text:style-name="T6">Założenia początkowe:</text:span></text:p>
            <text:p><text:span text:style-name="T6">Na komputerze zainstalowany jest system Ubuntu16.04, obci, Svarog, sqliteman.</text:span></text:p>
            <text:p><text:span text:style-name="T6">Pusty katalog ~/.obci/logs (jeżeli katalog nie jest pusty usuń wszystko komendą </text:span><text:span text:style-name="T7">$ rm -rf ~/.obci</text:span><text:span text:style-name="T6"> przed rozpoczęciem testu)</text:span></text:p>
          </table:table-cell>
          <table:covered-table-cell table:style-name="ce11"/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8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8"/>
          <table:table-cell table:style-name="ce14" office:value-type="string" calcext:value-type="string">
            <text:p>Uwagi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5" office:value-type="string" calcext:value-type="string" table:number-columns-spanned="3" table:number-rows-spanned="1">
            <text:p>2. Otwórz obci komendą:</text:p>
            <text:p><text:span text:style-name="T4">$ obci gui</text:span>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5">
          <table:table-cell table:style-name="ce19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28"/>
          <table:table-cell table:style-name="ce11" office:value-type="string" calcext:value-type="string" table:number-columns-spanned="2" table:number-rows-spanned="1">
            <text:p>Uruchomiony scenariusz Dummy amplifier. Wszystkie pozycje po prawej stronie podświetlone na zielono.</text:p>
          </table:table-cell>
          <table:covered-table-cell/>
          <table:table-cell table:number-columns-repeated="2"/>
        </table:table-row>
        <table:table-row table:style-name="ro11">
          <table:table-cell table:style-name="ce5" office:value-type="string" calcext:value-type="string" table:number-columns-spanned="3" table:number-rows-spanned="1">
            <text:p>3. Wróć do terminala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3">
          <table:table-cell table:style-name="ce5" office:value-type="string" calcext:value-type="string" table:number-columns-spanned="3" table:number-rows-spanned="1">
            <text:p>4. Z paska menu wybierz File → Open Signal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3">
          <table:table-cell table:style-name="ce5" office:value-type="string" calcext:value-type="string" table:number-columns-spanned="3" table:number-rows-spanned="1">
            <text:p>5. Wybierz zakładkę “ONLINE” i naciśnij przycisk “Refresh” 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Na liście “Choose experiment” wyświetlone się dostępne eksperymenty.</text:p>
          </table:table-cell>
          <table:covered-table-cell/>
          <table:table-cell table:number-columns-repeated="2"/>
        </table:table-row>
        <table:table-row table:style-name="ro11">
          <table:table-cell table:style-name="ce5" office:value-type="string" calcext:value-type="string" table:number-columns-spanned="3" table:number-rows-spanned="1">
            <text:p>3. Z załadowanej listy wybierz Dummy amplifier, naciśnij przycisk “Select all” znajdujący się pod listą “Available channels” i następnie naciśnij przycisk Next u dołu okna.</text:p>
          </table:table-cell>
          <table:covered-table-cell table:number-columns-repeated="2"/>
          <table:table-cell table:style-name="ce17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3">
          <table:table-cell table:style-name="ce5" office:value-type="string" calcext:value-type="string" table:number-columns-spanned="3" table:number-rows-spanned="1">
            <text:p>4. Naciśnij przycisk “Finish”</text:p>
          </table:table-cell>
          <table:covered-table-cell table:number-columns-repeated="2"/>
          <table:table-cell table:style-name="ce17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6">
          <table:table-cell table:style-name="ce5"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4">$ ls ~/.obci/logs</text:span>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14">
          <table:table-cell table:style-name="ce5" office:value-type="string" calcext:value-type="string" table:number-columns-spanned="3" table:number-rows-spanned="1">
            <text:p>5. Sprawdź zawartość nowego folderu</text:p>
            <text:p><text:span text:style-name="T4">$ ls- l ~/.obci/logs/obci_server&lt;timestamp&gt; - &lt;losowe id&gt;</text:span>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W folderze znajduje się plik obci_server.log.sqlite oraz plik Dummy amplifier - &lt;timestamp&gt;.log.sqlite**</text:p>
          </table:table-cell>
          <table:covered-table-cell/>
          <table:table-cell table:number-columns-repeated="2"/>
        </table:table-row>
        <table:table-row table:style-name="ro9">
          <table:table-cell table:style-name="ce5"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0">
          <table:table-cell table:style-name="ce5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Plik nie jest pusty. Po prawej stronie wyświetli się lista z logami. Zawartość kolumny TimeStamp zgadza się z czasem wykonywania testu.</text:p>
          </table:table-cell>
          <table:covered-table-cell/>
          <table:table-cell table:number-columns-repeated="2"/>
        </table:table-row>
        <table:table-row table:style-name="ro10">
          <table:table-cell table:style-name="ce5"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table:style-name="ce5" office:value-type="string" calcext:value-type="string" table:number-columns-spanned="3" table:number-rows-spanned="1">
            <text:p><text:span text:style-name="T3">9. Otwórz plik obci_server.log.sqlite</text:span></text:p>
            <text:p><text:span text:style-name="T5">$ sqliteman ~/.obci/logs/obci_server - &lt;timestamp&gt; - &lt;losowe id&gt;/Dummy amplifier - &lt;timestamp&gt;.log.sqlite</text:span>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19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8">
          <table:table-cell table:style-name="ce5"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7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table:style-name="ce5" office:value-type="string" calcext:value-type="string" table:number-columns-spanned="3" table:number-rows-spanned="1">
            <text:p><text:span text:style-name="T3">9. Otwórz plik svarog.log.sqlite</text:span></text:p>
            <text:p><text:span text:style-name="T5">$ sqliteman ~/.obci/logs/obci_serv - &lt;timestamp&gt; - &lt;losowe id&gt;/svarog_&lt;timestamp&gt;.&lt;id&gt;.log.sqlite</text:span>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19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1">
          <table:table-cell table:style-name="ce5"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7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3">
          <table:table-cell table:style-name="ce5"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 table:number-rows-repeated="13">
          <table:table-cell/>
          <table:table-cell table:style-name="ce6" table:number-columns-repeated="2"/>
          <table:table-cell/>
          <table:table-cell table:style-name="ce6"/>
          <table:table-cell table:style-name="Default"/>
          <table:table-cell/>
        </table:table-row>
        <table:table-row table:style-name="ro1">
          <table:table-cell/>
          <table:table-cell table:style-name="ce6" table:number-columns-repeated="2"/>
          <table:table-cell/>
          <table:table-cell table:style-name="ce6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4:04:13.514290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3:35:04.325710662</meta:creation-date>
    <dc:date>2016-12-07T19:03:46.902208087</dc:date>
    <meta:editing-duration>PT48M36S</meta:editing-duration>
    <meta:editing-cycles>10</meta:editing-cycles>
    <meta:generator>LibreOffice/5.1.4.2$Linux_X86_64 LibreOffice_project/10m0$Build-2</meta:generator>
    <meta:document-statistic meta:table-count="5" meta:cell-count="190" meta:object-count="0"/>
  </office:meta>
</office:document-meta>
</file>